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000000" draw:textarea-horizontal-align="justify" draw:textarea-vertical-align="middle" draw:auto-grow-height="false"/>
    </style:style>
    <style:style style:name="gr3" style:family="graphic" style:parent-style-name="standard">
      <style:graphic-properties draw:fill-color="#000000" draw:textarea-horizontal-align="justify" draw:textarea-vertical-align="middle" draw:auto-grow-height="false" draw:shadow="hidden"/>
    </style:style>
    <style:style style:name="gr4" style:family="graphic" style:parent-style-name="standard">
      <style:graphic-properties draw:fill="solid" draw:fill-color="#e6e6e6" draw:fill-image-width="0cm" draw:fill-image-height="0cm" draw:textarea-horizontal-align="justify" draw:textarea-vertical-align="middle" draw:auto-grow-height="false" draw:shadow-offset-x="0.305cm" draw:shadow-offset-y="0.305cm"/>
    </style:style>
    <style:style style:name="gr5" style:family="graphic" style:parent-style-name="standard">
      <style:graphic-properties draw:stroke="none" svg:stroke-color="#000000" draw:fill="none" draw:fill-color="#ffffff" draw:fill-image-width="0cm" draw:fill-image-height="0cm" fo:min-height="0.992cm" draw:shadow-offset-x="0.305cm" draw:shadow-offset-y="0.305cm"/>
    </style:style>
    <style:style style:name="gr6" style:family="graphic" style:parent-style-name="standard">
      <style:graphic-properties draw:marker-start="Arrow" draw:marker-start-width="0.3cm" draw:marker-end="Arrow" draw:marker-end-width="0.3cm" draw:fill="solid" draw:fill-color="#e6e6e6" draw:fill-image-width="0cm" draw:fill-image-height="0cm" draw:textarea-horizontal-align="center" draw:textarea-vertical-align="middle" draw:shadow-offset-x="0.305cm" draw:shadow-offset-y="0.305cm"/>
    </style:style>
    <style:style style:name="gr7" style:family="graphic" style:parent-style-name="objectwithoutfill">
      <style:graphic-properties draw:fill="none" draw:fill-color="#e6e6e6" draw:fill-image-width="0cm" draw:fill-image-height="0cm" draw:textarea-horizontal-align="center" draw:textarea-vertical-align="middle" draw:shadow-offset-x="0.305cm" draw:shadow-offset-y="0.305cm"/>
    </style:style>
    <style:style style:name="gr8" style:family="graphic" style:parent-style-name="standard">
      <style:graphic-properties draw:fill="solid" draw:fill-color="#e6e6e6" draw:fill-image-width="0cm" draw:fill-image-height="0cm" draw:textarea-horizontal-align="justify" draw:textarea-vertical-align="middle" draw:auto-grow-height="false" fo:min-height="0cm" fo:min-width="0cm" fo:wrap-option="no-wrap" draw:shadow-offset-x="0.305cm" draw:shadow-offset-y="0.305cm"/>
    </style:style>
    <style:style style:name="gr9" style:family="graphic" style:parent-style-name="standard">
      <style:graphic-properties draw:stroke="none" svg:stroke-color="#000000" draw:fill="none" draw:fill-color="#ffffff" draw:fill-image-width="0cm" draw:fill-image-height="0cm" fo:min-height="2.54cm" draw:shadow-offset-x="0.305cm" draw:shadow-offset-y="0.305cm"/>
    </style:style>
    <style:style style:name="gr10" style:family="graphic" style:parent-style-name="standard">
      <style:graphic-properties draw:stroke="none" svg:stroke-color="#000000" draw:fill="none" draw:fill-color="#ffffff" draw:fill-image-width="0cm" draw:fill-image-height="0cm" fo:min-height="3.81cm" draw:shadow-offset-x="0.305cm" draw:shadow-offset-y="0.305cm"/>
    </style:style>
    <style:style style:name="gr11" style:family="graphic" style:parent-style-name="standard">
      <style:graphic-properties draw:stroke="none" svg:stroke-color="#000000" draw:fill="none" draw:fill-color="#ffffff" draw:fill-image-width="0cm" draw:fill-image-height="0cm" fo:min-height="3.175cm" draw:shadow-offset-x="0.305cm" draw:shadow-offset-y="0.305cm"/>
    </style:style>
    <style:style style:name="gr12" style:family="graphic" style:parent-style-name="standard">
      <style:graphic-properties draw:marker-end="Arrow" draw:marker-end-width="0.3cm" draw:fill="solid" draw:fill-color="#e6e6e6" draw:fill-image-width="0cm" draw:fill-image-height="0cm" draw:textarea-horizontal-align="center" draw:textarea-vertical-align="middle" draw:shadow-offset-x="0.305cm" draw:shadow-offset-y="0.305cm"/>
    </style:style>
    <style:style style:name="P1" style:family="paragraph">
      <style:paragraph-properties fo:text-align="center"/>
    </style:style>
    <style:style style:name="P2" style:family="paragraph">
      <style:text-properties fo:color="#000000" fo:font-size="32pt" style:font-size-asian="32pt" style:font-size-complex="32pt"/>
    </style:style>
    <style:style style:name="P3" style:family="paragraph">
      <style:paragraph-properties fo:text-align="center"/>
      <style:text-properties fo:font-size="28pt" style:font-size-asian="28pt" style:font-size-complex="28pt"/>
    </style:style>
    <style:style style:name="P4" style:family="paragraph">
      <style:paragraph-properties fo:text-align="center"/>
      <style:text-properties fo:font-size="26pt" style:font-size-asian="26pt" style:font-size-complex="26pt"/>
    </style:style>
    <style:style style:name="P5" style:family="paragraph">
      <style:text-properties fo:font-size="26pt" style:font-size-asian="26pt" style:font-size-complex="26pt"/>
    </style:style>
    <style:style style:name="P6" style:family="paragraph">
      <style:text-properties fo:font-size="24pt" style:font-size-asian="24pt" style:font-size-complex="24pt"/>
    </style:style>
    <style:style style:name="P7" style:family="paragraph">
      <style:text-properties fo:font-size="22pt" style:font-size-asian="22pt" style:font-size-complex="22pt"/>
    </style:style>
    <style:style style:name="T1" style:family="text">
      <style:text-properties fo:font-size="28pt" style:font-size-asian="28pt" style:font-size-complex="28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508cm" svg:height="0.445cm" svg:x="6.656cm" svg:y="2.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8cm" svg:height="0.446cm" svg:x="8.818cm" svg:y="4.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8cm" svg:height="0.444cm" svg:x="7.937cm" svg:y="7.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8cm" svg:height="0.445cm" svg:x="8.818cm" svg:y="9.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508cm" svg:height="0.444cm" svg:x="9.778cm" svg:y="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8cm" svg:height="0.445cm" svg:x="6.577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8cm" svg:height="0.445cm" svg:x="11.859cm" svg:y="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8cm" svg:height="0.445cm" svg:x="5.777cm" svg:y="7.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8cm" svg:height="0.445cm" svg:x="14.66cm" svg:y="4.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9cm" svg:height="0.445cm" svg:x="11.058cm" svg:y="6.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8cm" svg:height="0.445cm" svg:x="13.539cm" svg:y="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8cm" svg:height="0.445cm" svg:x="13.139cm" svg:y="1.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9cm" svg:height="0.445cm" svg:x="11.738cm" svg:y="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8cm" svg:height="0.445cm" svg:x="14.6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08cm" svg:height="0.445cm" svg:x="12.659cm" svg:y="9.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509cm" svg:height="0.445cm" svg:x="8.818cm" svg:y="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508cm" svg:height="0.445cm" svg:x="11.059cm" svg:y="6.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508cm" svg:height="0.444cm" svg:x="11.84cm" svg:y="8.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09cm" svg:height="0.445cm" svg:x="10.02cm" svg:y="9.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64cm" svg:height="2.075cm" svg:x="6.475cm" svg:y="13.065cm">
          <text:p/>
          <draw:enhanced-geometry svg:viewBox="0 0 21600 21600" draw:type="rectangle" draw:enhanced-path="M 0 0 L 21600 0 21600 21600 0 21600 0 0 Z N"/>
        </draw:custom-shape>
        <draw:frame draw:style-name="gr5" draw:text-style-name="P2" draw:layer="layout" svg:width="3.48cm" svg:height="1.517cm" svg:x="7.352cm" svg:y="13.361cm">
          <draw:text-box>
            <text:p text:style-name="P2">Sink</text:p>
          </draw:text-box>
        </draw:frame>
        <draw:line draw:style-name="gr6" draw:text-style-name="P1" draw:layer="layout" svg:x1="9.885cm" svg:y1="3.54cm" svg:x2="9.25cm" svg:y2="4.81cm">
          <text:p/>
        </draw:line>
        <draw:line draw:style-name="gr6" draw:text-style-name="P1" draw:layer="layout" svg:x1="9.45cm" svg:y1="5.445cm" svg:x2="10.72cm" svg:y2="6.08cm">
          <text:p/>
        </draw:line>
        <draw:line draw:style-name="gr6" draw:text-style-name="P1" draw:layer="layout" svg:x1="11.355cm" svg:y1="6.715cm" svg:x2="11.99cm" svg:y2="7.985cm">
          <text:p/>
        </draw:line>
        <draw:line draw:style-name="gr6" draw:text-style-name="P1" draw:layer="layout" svg:x1="10.52cm" svg:y1="9.155cm" svg:x2="11.79cm" svg:y2="8.52cm">
          <text:p/>
        </draw:line>
        <draw:line draw:style-name="gr6" draw:text-style-name="P1" draw:layer="layout" svg:x1="10.085cm" svg:y1="9.49cm" svg:x2="8.52cm" svg:y2="12.965cm">
          <text:p/>
        </draw:line>
        <draw:path draw:style-name="gr7" draw:text-style-name="P1" draw:layer="layout" svg:width="12.76cm" svg:height="12.678cm" draw:transform="skewX (-9.20940677470364E-017) rotate (2.4153611518345) translate (11.3791190093073cm 14.9540907784672cm)" svg:viewBox="0 0 12761 12679" svg:d="m7159-6838c771 452 1288-990 1882-133 503 726 1153-15 1667 750 428 639-139 1326 754 1715 536 234 1178 624 888 1520-212 653 730 1126 295 1891-313 549-636 1104-1147 1481-524 387-1198 651-1538 1213-304 501-510 1120-1100 1360-602 245-678 988-1141 1399-569 506-1378 26-1945 496-494 408-1183 805-1858 419-675-385-538-1438-1337-1505-773-64-1177-691-1184-1333-11-926-1359-345-1395-1224-27-697 1136-1228 560-1881-641-728 255-1260 507-1681 337-561 879-930 1152-1561 252-584 1027-639 1524-969 482-320 626-1101 1176-1276 650-206 1104-472 1557-844l769 86 38 43z">
          <text:p/>
        </draw:path>
        <draw:custom-shape draw:style-name="gr8" draw:text-style-name="P1" draw:layer="layout" svg:width="9.525cm" svg:height="4.445cm" svg:x="9.255cm" svg:y="16.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3" draw:layer="layout" svg:width="6.985cm" svg:height="2.79cm" svg:x="10.525cm" svg:y="17.175cm">
          <draw:text-box>
            <text:p text:style-name="P3"><text:span text:style-name="T1">Internet and Satellite</text:span></text:p>
          </draw:text-box>
        </draw:frame>
        <draw:custom-shape draw:style-name="gr4" draw:text-style-name="P1" draw:layer="layout" svg:width="6.985cm" svg:height="2.54cm" svg:x="2.905cm" svg:y="21.955cm">
          <text:p/>
          <draw:enhanced-geometry svg:viewBox="0 0 21600 21600" draw:type="rectangle" draw:enhanced-path="M 0 0 L 21600 0 21600 21600 0 21600 0 0 Z N"/>
        </draw:custom-shape>
        <draw:frame draw:style-name="gr10" draw:text-style-name="P5" draw:layer="layout" svg:width="8.255cm" svg:height="4.06cm" svg:x="2.24cm" svg:y="22.155cm">
          <draw:text-box>
            <text:p text:style-name="P4"><text:span text:style-name="T2">Task manager node</text:span></text:p>
          </draw:text-box>
        </draw:frame>
        <draw:frame draw:style-name="gr11" draw:text-style-name="P6" draw:layer="layout" svg:width="6.35cm" svg:height="3.425cm" svg:x="5.1cm" svg:y="24.925cm">
          <draw:text-box>
            <text:p text:style-name="P6"><text:span text:style-name="T3">User</text:span></text:p>
          </draw:text-box>
        </draw:frame>
        <draw:line draw:style-name="gr6" draw:text-style-name="P1" draw:layer="layout" svg:x1="8.185cm" svg:y1="15.305cm" svg:x2="10.09cm" svg:y2="17.21cm">
          <text:p/>
        </draw:line>
        <draw:line draw:style-name="gr6" draw:text-style-name="P1" draw:layer="layout" svg:x1="7.75cm" svg:y1="21.755cm" svg:x2="9.655cm" svg:y2="19.85cm">
          <text:p/>
        </draw:line>
        <draw:frame draw:style-name="gr10" draw:text-style-name="P7" draw:layer="layout" svg:width="7.525cm" svg:height="4.06cm" svg:x="14.565cm" svg:y="10.46cm">
          <draw:text-box>
            <text:p text:style-name="P7"><text:span text:style-name="T4">Sensor nodes</text:span></text:p>
          </draw:text-box>
        </draw:frame>
        <draw:line draw:style-name="gr12" draw:text-style-name="P1" draw:layer="layout" svg:x1="16.875cm" svg:y1="10.525cm" svg:x2="15.17cm" svg:y2="8.52cm">
          <text:p/>
        </draw:line>
        <draw:line draw:style-name="gr12" draw:text-style-name="P1" draw:layer="layout" svg:x1="15.605cm" svg:y1="10.525cm" svg:x2="13.165cm" svg:y2="9.79cm">
          <text:p/>
        </draw:line>
        <draw:frame draw:style-name="gr9" draw:text-style-name="P7" draw:layer="layout" svg:width="5.08cm" svg:height="2.79cm" svg:x="1.635cm" svg:y="10.59cm">
          <draw:text-box>
            <text:p text:style-name="P7"><text:span text:style-name="T4">Sensor Field</text:span></text:p>
          </draw:text-box>
        </draw:frame>
        <draw:line draw:style-name="gr12" draw:text-style-name="P1" draw:layer="layout" svg:x1="3.24cm" svg:y1="10.525cm" svg:x2="4.51cm" svg:y2="8.6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NpHELLer </meta:initial-creator>
    <meta:creation-date>2010-06-11T12:44:20</meta:creation-date>
    <dc:date>2010-06-11T13:17:22</dc:date>
    <dc:creator>INpHELLer </dc:creator>
    <meta:editing-duration>PT00H01M30S</meta:editing-duration>
    <meta:editing-cycles>1</meta:editing-cycles>
    <meta:document-statistic meta:object-count="39"/>
    <meta:generator>OpenOffice.org/3.2$Unix OpenOffice.org_project/320m12$Build-9483</meta:generator>
  </office:meta>
</office:document-meta>
</file>